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break-before="page"/>
      <style:text-properties fo:color="#000000" fo:font-weight="bold" style:font-weight-asian="bold" style:font-weight-complex="bold"/>
    </style:style>
    <style:style style:name="P6" style:family="paragraph" style:parent-style-name="Standard" style:list-style-name="L1">
      <style:text-properties fo:color="#000000"/>
    </style:style>
    <style:style style:name="P7" style:family="paragraph" style:parent-style-name="Standard" style:list-style-name="L2">
      <style:text-properties fo:color="#000000"/>
    </style:style>
    <style:style style:name="P8" style:family="paragraph" style:parent-style-name="Standard" style:list-style-name="L3">
      <style:text-properties fo:color="#000000"/>
    </style:style>
    <style:style style:name="P9" style:family="paragraph" style:parent-style-name="Standard" style:list-style-name="L4">
      <style:text-properties fo:color="#000000"/>
    </style:style>
    <style:style style:name="P10" style:family="paragraph" style:parent-style-name="Standard" style:list-style-name="L5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esting Questions from Desai and Fisher reading</text:p>
      <text:list xml:id="list1998374728294554765" text:style-name="L1">
        <text:list-item>
          <text:p text:style-name="P6">what are examples of studies on deleterious and neutral mutations that have lead to an understanding of genetic diversity?</text:p>
          <text:list>
            <text:list-item>
              <text:p text:style-name="P6">One candidate that comes to mind is Kimura's work that led to neutral theory (elaborate on this).</text:p>
            </text:list-item>
          </text:list>
        </text:list-item>
        <text:list-item>
          <text:p text:style-name="P6">What are some know mutation rates for popular organisms</text:p>
          <text:list>
            <text:list-item>
              <text:p text:style-name="P6">give the estimated mutation rates from the LTEE experiments for ecoli</text:p>
            </text:list-item>
          </text:list>
        </text:list-item>
        <text:list-item>
          <text:p text:style-name="P6">When does selection dominate drift?</text:p>
          <text:list>
            <text:list-item>
              <text:p text:style-name="P6">Provide the intuitive answer built on basic theory, which is some thing like Ns&gt;&gt;1. <text:s/>However this may need more explanation, such as the relavance of using Ne versus N, and when other conditions are at play (i.e. not just selection and drift in standard W-F model).</text:p>
            </text:list-item>
            <text:list-item>
              <text:p text:style-name="P6">Maybe the theory of the drift barrier fits in here.</text:p>
            </text:list-item>
          </text:list>
        </text:list-item>
        <text:list-item>
          <text:p text:style-name="P6">What kinds of variation are to be expected in poplations? What are its sources? How is it measured, and what are its usual amounts in populations: with/without selection?</text:p>
        </text:list-item>
        <text:list-item>
          <text:p text:style-name="P6">What is clonal interference in other works, aside from the notion DF refer to (Gerrish and Lenski 1998)</text:p>
        </text:list-item>
        <text:list-item>
          <text:p text:style-name="P6">What is the distinction between clonal interference and concurrent mutations regime in the article presented by Desai and Fisher.</text:p>
        </text:list-item>
        <text:list-item>
          <text:p text:style-name="P6"/>
        </text:list-item>
      </text:list>
      <text:p text:style-name="P2"/>
      <text:p text:style-name="P2"/>
      <text:p text:style-name="P3"/>
      <text:p text:style-name="P5">Key terms:</text:p>
      <text:list xml:id="list4976250705459262072" text:style-name="L2">
        <text:list-item>
          <text:p text:style-name="P7">neutral mutation</text:p>
        </text:list-item>
        <text:list-item>
          <text:p text:style-name="P7">deleterious mutation</text:p>
        </text:list-item>
        <text:list-item>
          <text:p text:style-name="P7">positive selection</text:p>
        </text:list-item>
        <text:list-item>
          <text:p text:style-name="P7">successional regime</text:p>
        </text:list-item>
        <text:list-item>
          <text:p text:style-name="P7">concurrent mutations regime</text:p>
        </text:list-item>
        <text:list-item>
          <text:p text:style-name="P7">linkage</text:p>
        </text:list-item>
        <text:list-item>
          <text:p text:style-name="P7">linkage disequilibrium</text:p>
        </text:list-item>
        <text:list-item>
          <text:p text:style-name="P7">hitchhiking</text:p>
        </text:list-item>
        <text:list-item>
          <text:p text:style-name="P7">fixation</text:p>
        </text:list-item>
        <text:list-item>
          <text:p text:style-name="P7">effective population size</text:p>
        </text:list-item>
        <text:list-item>
          <text:p text:style-name="P7">clonal interference</text:p>
        </text:list-item>
      </text:list>
      <text:p text:style-name="P2"/>
      <text:p text:style-name="P3">Key Pop Gen and Evolution Concepts (Barton, Gillespie, Crow &amp; Kimura):</text:p>
      <text:p text:style-name="P4">For all of these, be capable of explaining the concept, provide examples in the natural world and site important papers related to the them.</text:p>
      <text:list xml:id="list1965379374713633744" text:style-name="L3">
        <text:list-item>
          <text:p text:style-name="P8">Wright Fisher model</text:p>
        </text:list-item>
        <text:list-item>
          <text:p text:style-name="P8">Linkage disequilibrium</text:p>
        </text:list-item>
        <text:list-item>
          <text:p text:style-name="P8">Linkage</text:p>
        </text:list-item>
        <text:list-item>
          <text:p text:style-name="P8">Ewen's sampling formula</text:p>
        </text:list-item>
        <text:list-item>
          <text:p text:style-name="P8">Chapman-Kolmogorov (backward and forward)</text:p>
        </text:list-item>
        <text:list-item>
          <text:p text:style-name="P8">Genetic draft</text:p>
        </text:list-item>
        <text:list-item>
          <text:p text:style-name="P8">Plasticity</text:p>
        </text:list-item>
        <text:list-item>
          <text:p text:style-name="P8">Adaptive dynamics</text:p>
        </text:list-item>
        <text:list-item>
          <text:p text:style-name="P8">The central dogma</text:p>
        </text:list-item>
        <text:list-item>
          <text:p text:style-name="P8">Fitness landscape</text:p>
        </text:list-item>
        <text:list-item>
          <text:p text:style-name="P8">Developmental programs</text:p>
        </text:list-item>
        <text:list-item>
          <text:p text:style-name="P8">Types of selection</text:p>
        </text:list-item>
      </text:list>
      <text:p text:style-name="P2"/>
      <text:p text:style-name="P3">Key Stochastics, Math and Statistics Concepts (Stone, Allen, Probability*, Ewens*):</text:p>
      <text:list xml:id="list2695339236444257656" text:style-name="L4">
        <text:list-item>
          <text:p text:style-name="P9">Branching process (DTMC &amp; CTMC)</text:p>
        </text:list-item>
        <text:list-item>
          <text:p text:style-name="P9">Birth Death (DTMC &amp; CTMC)</text:p>
        </text:list-item>
        <text:list-item>
          <text:p text:style-name="P9">Markov Chain (DTMC CTMC)</text:p>
        </text:list-item>
        <text:list-item>
          <text:p text:style-name="P9">Diffusion Process</text:p>
        </text:list-item>
        <text:list-item>
          <text:p text:style-name="P9">Probability of Fixation</text:p>
        </text:list-item>
        <text:list-item>
          <text:p text:style-name="P9">Maximum Likelihood Methods of estimation</text:p>
        </text:list-item>
        <text:list-item>
          <text:p text:style-name="P9">Bayesian Methods of estimation</text:p>
        </text:list-item>
        <text:list-item>
          <text:p text:style-name="P9"/>
        </text:list-item>
      </text:list>
      <text:p text:style-name="P2"/>
      <text:p text:style-name="P3">Statement of my own research:</text:p>
      <text:list xml:id="list226512536625700593" text:style-name="L5">
        <text:list-item>
          <text:p text:style-name="P10">My research question: How do different kinds of selection interact shape the adaptation of organisms to their environments?</text:p>
          <text:list>
            <text:list-item>
              <text:p text:style-name="P10">How does c-competition (needs clarification) affect the adaptation of organisms to their environments?</text:p>
              <text:list>
                <text:list-item>
                  <text:p text:style-name="P10">Hypothesis 1: c-competition distracts organisms and weakens their ability to adapt to their environments by increasing load and reducing population sizes, which in effect <text:soft-page-break/>slows down rate of increase in absolute fitness.</text:p>
                </text:list-item>
                <text:list-item>
                  <text:p text:style-name="P10">Hypothesis 2: c-competition </text:p>
                </text:list-item>
              </text:list>
            </text:list-item>
            <text:list-item>
              <text:p text:style-name="P10">Group selection work (need to review Jason's proposal and some literature to get a better answer to this)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5T13:53:04.23</meta:creation-date>
    <dc:date>2016-09-01T08:43:08.74</dc:date>
    <meta:editing-duration>PT16H25M52S</meta:editing-duration>
    <meta:editing-cycles>7</meta:editing-cycles>
    <meta:generator>OpenOffice/4.1.2$Win32 OpenOffice.org_project/412m3$Build-9782</meta:generator>
    <meta:document-statistic meta:table-count="0" meta:image-count="0" meta:object-count="0" meta:page-count="3" meta:paragraph-count="51" meta:word-count="447" meta:character-count="2722"/>
    <dc:creator>Kevin Gomez</dc:creator>
  </office:meta>
</office:document-meta>
</file>